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2.272cm" fo:min-width="19.802cm"/>
    </style:style>
    <style:style style:name="gr3" style:family="graphic" style:parent-style-name="standard">
      <style:graphic-properties draw:fill-color="#999966" draw:textarea-horizontal-align="justify" draw:textarea-vertical-align="middle" draw:auto-grow-height="false" fo:min-height="3.814cm" fo:min-width="3.056cm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2.022cm" fo:min-width="4.58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0.797cm"/>
    </style:style>
    <style:style style:name="gr7" style:family="graphic" style:parent-style-name="standard">
      <style:graphic-properties draw:fill-color="#a85300" draw:textarea-horizontal-align="justify" draw:textarea-vertical-align="middle" draw:auto-grow-height="false" fo:min-height="0.872cm" fo:min-width="3.057cm"/>
    </style:style>
    <style:style style:name="gr8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7e9f5f" draw:fill-color="#7ebe3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098cm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fill-color="#ffff66" draw:textarea-horizontal-align="justify" draw:textarea-vertical-align="middle" draw:auto-grow-height="false" fo:min-height="2.802cm" fo:min-width="0.1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2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00" draw:opacity="23%"/>
      <style:paragraph-properties fo:text-align="center"/>
    </style:style>
    <style:style style:name="P3" style:family="paragraph"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loext:graphic-properties draw:fill-color="#999966"/>
      <style:paragraph-properties fo:text-align="center"/>
      <style:text-properties fo:color="#eeeeee" style:font-name="Ubuntu"/>
    </style:style>
    <style:style style:name="P6" style:family="paragraph">
      <loext:graphic-properties draw:fill-color="#cc9900"/>
      <style:paragraph-properties fo:text-align="center"/>
      <style:text-properties fo:color="#ffffff" style:font-name="Ubuntu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style:font-name="Ubuntu"/>
    </style:style>
    <style:style style:name="P9" style:family="paragraph">
      <loext:graphic-properties draw:fill-color="#a85300"/>
      <style:paragraph-properties fo:text-align="center"/>
      <style:text-properties fo:color="#ffffff" style:font-name="Ubuntu"/>
    </style:style>
    <style:style style:name="P10" style:family="paragraph">
      <loext:graphic-properties draw:fill-color="#7ebe3f"/>
      <style:paragraph-properties fo:text-align="center"/>
      <style:text-properties fo:color="#ffffff" style:font-name="Ubuntu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111111" style:font-name="Ubuntu" fo:font-size="24pt" style:font-size-asian="24pt" style:font-size-complex="24pt"/>
    </style:style>
    <style:style style:name="P12" style:family="paragraph">
      <loext:graphic-properties draw:fill="none" draw:fill-color="#ffffff"/>
      <style:text-properties style:font-name="Ubuntu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T1" style:family="text">
      <style:text-properties style:font-name="Ubuntu"/>
    </style:style>
    <style:style style:name="T2" style:family="text">
      <style:text-properties fo:color="#eeeeee" style:font-name="Ubuntu" fo:font-size="24pt" style:font-size-asian="24pt" style:font-size-complex="24pt"/>
    </style:style>
    <style:style style:name="T3" style:family="text">
      <style:text-properties fo:color="#ffffff" style:font-name="Ubuntu" fo:font-size="24pt" style:font-size-asian="24pt" style:font-size-complex="24pt"/>
    </style:style>
    <style:style style:name="T4" style:family="text">
      <style:text-properties style:font-name="Ubuntu" fo:font-size="20pt" style:font-size-asian="20pt" style:font-size-complex="20pt"/>
    </style:style>
    <style:style style:name="T5" style:family="text">
      <style:text-properties fo:color="#ffffff" style:font-name="Ubuntu"/>
    </style:style>
    <style:style style:name="T6" style:family="text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111111" style:font-name="Ubuntu" fo:font-size="24pt" style:font-size-asian="24pt" style:font-size-complex="24pt"/>
    </style:style>
    <style:style style:name="T8" style:family="text">
      <style:text-properties style:font-name="FreeMono" fo:font-size="18pt" style:font-size-asian="18pt" style:font-size-complex="18pt"/>
    </style:style>
    <style:style style:name="T9" style:family="text">
      <style:text-properties style:font-name="Ubuntu" fo:font-size="18pt" style:font-size-asian="18pt" style:font-size-complex="18pt"/>
    </style:style>
    <style:style style:name="T10" style:family="text">
      <style:text-properties style:font-name="Ubuntu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0.574cm" svg:height="2.794cm" svg:x="3.81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cm" svg:y="0.837cm" presentation:class="title">
          <draw:text-box>
            <text:p><text:span text:style-name="T1">Broadcast</text:span></text:p>
          </draw:text-box>
        </draw:frame>
        <draw:custom-shape draw:style-name="gr3" draw:text-style-name="P5" draw:layer="layout" svg:width="3.556cm" svg:height="4.064cm" svg:x="4.572cm" svg:y="6.95cm">
          <text:p text:style-name="P4"><text:span text:style-name="T2">Spark</text:span></text:p>
          <text:p text:style-name="P4"><text:span text:style-name="T2">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2.272cm" svg:x="18.758cm" svg:y="6.874cm">
          <text:p text:style-name="P4"><text:span text:style-name="T3">Spark</text:span></text:p>
          <text:p text:style-name="P4"><text:span text:style-name="T3">executor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81cm" svg:y1="13.97cm" svg:x2="24.384cm" svg:y2="13.97cm">
          <text:p/>
        </draw:line>
        <draw:frame draw:style-name="gr6" draw:text-style-name="P8" draw:layer="layout" svg:width="6.564cm" svg:height="1.047cm" svg:x="6.058cm" svg:y="14.894cm">
          <draw:text-box>
            <text:p><text:span text:style-name="T4">/spark/broadcast/</text:span></text:p>
          </draw:text-box>
        </draw:frame>
        <draw:custom-shape draw:style-name="gr7" draw:text-style-name="P9" draw:layer="layout" svg:width="3.556cm" svg:height="1.27cm" svg:x="12.152cm" svg:y="14.894cm">
          <text:p text:style-name="P4"><text:span text:style-name="T5">b</text:span><text:span text:style-name="T5">r</text:span><text:span text:style-name="T5">o</text:span><text:span text:style-name="T5">a</text:span><text:span text:style-name="T5">d</text:span><text:span text:style-name="T5">c</text:span><text:span text:style-name="T5">a</text:span><text:span text:style-name="T5">s</text:span><text:span text:style-name="T5">t</text:span><text:span text:style-name="T5">_</text:span><text:span text:style-name="T5">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8" draw:text-style-name="P7" draw:layer="layout" svg:width="5.769cm" svg:height="1.952cm" draw:transform="skewX (-0.178896248329419) rotate (-1.06901416684653) translate (9.67049110701112cm 9.7729153301971cm)" svg:viewBox="0 0 5770 1953" svg:d="M0 1953c3305-560 2255 87 5770-1953">
          <text:p/>
        </draw:path>
        <draw:custom-shape draw:style-name="gr9" draw:text-style-name="P10" draw:layer="layout" svg:width="1.016cm" svg:height="1.016cm" svg:x="8.436cm" svg:y="10.344cm">
          <text:p text:style-name="P4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0.668cm" svg:y="7.62cm">
          <text:p text:style-name="P4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08cm" svg:height="2.272cm" svg:x="19.158cm" svg:y="6.574cm">
          <text:p text:style-name="P4"><text:span text:style-name="T3">Spark</text:span></text:p>
          <text:p text:style-name="P4"><text:span text:style-name="T3">exec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2.272cm" svg:x="19.558cm" svg:y="6.274cm">
          <text:p text:style-name="P4"><text:span text:style-name="T3">Spark</text:span></text:p>
          <text:p text:style-name="P4"><text:span text:style-name="T3">exec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2.272cm" svg:x="19.958cm" svg:y="5.974cm">
          <text:p text:style-name="P4"><text:span text:style-name="T3">Spark</text:span></text:p>
          <text:p text:style-name="P4"><text:span text:style-name="T3">execut</text:span><text:span text:style-name="T3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2.272cm" svg:x="20.458cm" svg:y="5.674cm">
          <text:p text:style-name="P4"><text:span text:style-name="T3">Spark</text:span></text:p>
          <text:p text:style-name="P4"><text:span text:style-name="T3">executor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784cm" svg:height="1.199cm" svg:x="17.78cm" svg:y="15.494cm">
          <draw:text-box>
            <text:p><text:span text:style-name="T7">Crail File System</text:span></text:p>
          </draw:text-box>
        </draw:frame>
        <draw:path draw:style-name="gr8" draw:text-style-name="P7" draw:layer="layout" svg:width="5.756cm" svg:height="12.122cm" draw:transform="skewX (-0.178896248329419) rotate (-1.06901416684653) translate (17.6891322639999cm 0.627020560915724cm)" svg:viewBox="0 0 5757 12123" svg:d="M0 12123c306-3994 527-5485 5757-12123">
          <text:p/>
        </draw:path>
        <draw:path draw:style-name="gr8" draw:text-style-name="P7" draw:layer="layout" svg:width="5.702cm" svg:height="11.538cm" draw:transform="skewX (-0.178896248329419) rotate (-1.06901416684653) translate (17.2151013802875cm 0.974356009355793cm)" svg:viewBox="0 0 5703 11539" svg:d="M0 11539c708-4104 632-4794 5703-11539">
          <text:p/>
        </draw:path>
        <draw:path draw:style-name="gr8" draw:text-style-name="P7" draw:layer="layout" svg:width="5.666cm" svg:height="11.02cm" draw:transform="skewX (-0.178896248329419) rotate (-1.06901416684653) translate (16.832182959699cm 1.30549161722766cm)" svg:viewBox="0 0 5667 11021" svg:d="M0 11021c794-3746 1504-5195 5667-11021">
          <text:p/>
        </draw:path>
        <draw:path draw:style-name="gr8" draw:text-style-name="P7" draw:layer="layout" svg:width="5.672cm" svg:height="10.56cm" draw:transform="skewX (-0.178896248329419) rotate (-1.06901416684653) translate (16.4422702008107cm 1.60018235885135cm)" svg:viewBox="0 0 5673 10561" svg:d="M0 10561c1122-3853 1729-5107 5673-10561">
          <text:p/>
        </draw:path>
        <draw:path draw:style-name="gr8" draw:text-style-name="P7" draw:layer="layout" svg:width="5.628cm" svg:height="10.03cm" draw:transform="skewX (-0.178896248329419) rotate (-1.06901416684653) translate (16.0503506478822cm 1.93860693997284cm)" svg:viewBox="0 0 5629 10031" svg:d="M0 10031c1265-3748 1685-4577 5629-10031">
          <text:p/>
        </draw:path>
        <draw:path draw:style-name="gr8" draw:text-style-name="P7" draw:layer="layout" svg:width="2.949cm" svg:height="7.37cm" draw:transform="skewX (-0.178896248329419) rotate (-1.06901416684653) translate (20.458cm 7.946cm)" svg:viewBox="0 0 2950 7371" svg:d="M2434 7371c1217-5099 229-5574-2434-7371">
          <text:p/>
        </draw:path>
        <draw:path draw:style-name="gr8" draw:text-style-name="P7" draw:layer="layout" svg:width="2.985cm" svg:height="6.84cm" draw:transform="skewX (-0.178896248329419) rotate (-1.06901416684653) translate (19.958cm 8.246cm)" svg:viewBox="0 0 2986 6841" svg:d="M2479 6841c1217-5099 184-5044-2479-6841">
          <text:p/>
        </draw:path>
        <draw:path draw:style-name="gr8" draw:text-style-name="P7" draw:layer="layout" svg:width="3cm" svg:height="6.345cm" draw:transform="skewX (-0.178896248329419) rotate (-1.06901416684653) translate (19.558cm 8.546cm)" svg:viewBox="0 0 3001 6346" svg:d="M2498 6346c1217-5099 165-4549-2498-6346">
          <text:p/>
        </draw:path>
        <draw:path draw:style-name="gr8" draw:text-style-name="P7" draw:layer="layout" svg:width="3.046cm" svg:height="5.797cm" draw:transform="skewX (-0.178896248329419) rotate (-1.06901416684653) translate (19.158cm 8.846cm)" svg:viewBox="0 0 3047 5798" svg:d="M2555 5798c1217-5099 108-4001-2555-5798">
          <text:p/>
        </draw:path>
        <draw:path draw:style-name="gr8" draw:text-style-name="P7" draw:layer="layout" svg:width="2.973cm" svg:height="5.359cm" draw:transform="skewX (-0.178896248329419) rotate (-1.06901416684653) translate (18.796cm 9.144cm)" svg:viewBox="0 0 2974 5360" svg:d="M2464 5360c1217-5099 199-3563-2464-5360">
          <text:p/>
        </draw:path>
        <draw:custom-shape draw:style-name="gr9" draw:text-style-name="P10" draw:layer="layout" svg:width="1.016cm" svg:height="1.016cm" svg:x="20.458cm" svg:y="9.398cm">
          <text:p text:style-name="P4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7.36cm" svg:height="1.598cm" svg:x="1.586cm" svg:y="10.976cm">
          <draw:text-box>
            <text:p><text:span text:style-name="T1">Broadcast writing</text:span></text:p>
            <text:p><text:span text:style-name="T8">RPC + 2xRDMA + RPC</text:span></text:p>
          </draw:text-box>
        </draw:frame>
        <draw:frame draw:style-name="gr12" draw:text-style-name="P12" draw:layer="layout" svg:width="4.82cm" svg:height="0.963cm" svg:x="11.69cm" svg:y="7.688cm">
          <draw:text-box>
            <text:p><text:span text:style-name="T9">Job scheduling</text:span></text:p>
          </draw:text-box>
        </draw:frame>
        <draw:frame draw:style-name="gr13" draw:text-style-name="P12" draw:layer="layout" svg:width="6.598cm" svg:height="1.598cm" svg:x="21.458cm" svg:y="9.222cm">
          <draw:text-box>
            <text:p><text:span text:style-name="T1">Broadcast reading</text:span></text:p>
            <text:p><text:span text:style-name="T8">RPC + RD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Broadcast – Writes from the Driver</text:span></text:p>
          </draw:text-box>
        </draw:frame>
        <draw:frame draw:style-name="gr14" draw:layer="layout" svg:width="25.188cm" svg:height="12.171cm" svg:x="1.508cm" svg:y="4.36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Broadcast – Reads to all Executors</text:span></text:p>
          </draw:text-box>
        </draw:frame>
        <draw:frame draw:style-name="gr14" draw:layer="layout" svg:width="25.188cm" svg:height="12.171cm" svg:x="1.508cm" svg:y="4.3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5" draw:text-style-name="P14" draw:layer="layout" svg:width="1.27cm" svg:height="3.81cm" svg:x="13.716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5" draw:layer="layout" svg:width="8.77cm" svg:height="1.123cm" svg:x="14.732cm" svg:y="9.291cm">
          <draw:text-box>
            <text:p><text:span text:style-name="T10">~2 orders of magnitu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Broadcast – cod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upB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Spark SQL Joi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51:32.513553605</meta:creation-date>
    <dc:date>2017-05-17T11:41:39.217808391</dc:date>
    <meta:editing-duration>PT1H37M30S</meta:editing-duration>
    <meta:editing-cycles>57</meta:editing-cycles>
    <meta:generator>LibreOffice/5.3.2.2$Linux_X86_64 LibreOffice_project/6cd4f1ef626f15116896b1d8e1398b56da0d0ee1</meta:generator>
    <meta:document-statistic meta:object-count="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022">
                <text:p>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